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75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121.01pt"/>
    </style:style>
    <style:style style:name="co6" style:family="table-column">
      <style:table-column-properties fo:break-before="auto" style:column-width="124.89pt"/>
    </style:style>
    <style:style style:name="co7" style:family="table-column">
      <style:table-column-properties fo:break-before="auto" style:column-width="127.19pt"/>
    </style:style>
    <style:style style:name="co8" style:family="table-column">
      <style:table-column-properties fo:break-before="auto" style:column-width="364.96pt"/>
    </style:style>
    <style:style style:name="co9" style:family="table-column">
      <style:table-column-properties fo:break-before="auto" style:column-width="308.41pt"/>
    </style:style>
    <style:style style:name="co10" style:family="table-column">
      <style:table-column-properties fo:break-before="auto" style:column-width="301.44pt"/>
    </style:style>
    <style:style style:name="co11" style:family="table-column">
      <style:table-column-properties fo:break-before="auto" style:column-width="155.11pt"/>
    </style:style>
    <style:style style:name="co12" style:family="table-column">
      <style:table-column-properties fo:break-before="auto" style:column-width="104.26pt"/>
    </style:style>
    <style:style style:name="co13" style:family="table-column">
      <style:table-column-properties fo:break-before="auto" style:column-width="144.74pt"/>
    </style:style>
    <style:style style:name="co14" style:family="table-column">
      <style:table-column-properties fo:break-before="auto" style:column-width="114.01pt"/>
    </style:style>
    <style:style style:name="co15" style:family="table-column">
      <style:table-column-properties fo:break-before="auto" style:column-width="327.74pt"/>
    </style:style>
    <style:style style:name="co16" style:family="table-column">
      <style:table-column-properties fo:break-before="auto" style:column-width="273pt"/>
    </style:style>
    <style:style style:name="co17" style:family="table-column">
      <style:table-column-properties fo:break-before="auto" style:column-width="278.25pt"/>
    </style:style>
    <style:style style:name="co18" style:family="table-column">
      <style:table-column-properties fo:break-before="auto" style:column-width="138.76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225.01pt"/>
    </style:style>
    <style:style style:name="co22" style:family="table-column">
      <style:table-column-properties fo:break-before="auto" style:column-width="281.99pt"/>
    </style:style>
    <style:style style:name="co23" style:family="table-column">
      <style:table-column-properties fo:break-before="auto" style:column-width="387.01pt"/>
    </style:style>
    <style:style style:name="co24" style:family="table-column">
      <style:table-column-properties fo:break-before="auto" style:column-width="40.51pt"/>
    </style:style>
    <style:style style:name="co25" style:family="table-column">
      <style:table-column-properties fo:break-before="auto" style:column-width="87pt"/>
    </style:style>
    <style:style style:name="co26" style:family="table-column">
      <style:table-column-properties fo:break-before="auto" style:column-width="93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83.99pt"/>
    </style:style>
    <style:style style:name="co29" style:family="table-column">
      <style:table-column-properties fo:break-before="auto" style:column-width="96.75pt"/>
    </style:style>
    <style:style style:name="co30" style:family="table-column">
      <style:table-column-properties fo:break-before="auto" style:column-width="210.76pt"/>
    </style:style>
    <style:style style:name="co31" style:family="table-column">
      <style:table-column-properties fo:break-before="auto" style:column-width="115.6pt"/>
    </style:style>
    <style:style style:name="co32" style:family="table-column">
      <style:table-column-properties fo:break-before="auto" style:column-width="151.99pt"/>
    </style:style>
    <style:style style:name="co33" style:family="table-column">
      <style:table-column-properties fo:break-before="auto" style:column-width="120.25pt"/>
    </style:style>
    <style:style style:name="co34" style:family="table-column">
      <style:table-column-properties fo:break-before="auto" style:column-width="165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1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Normal_20_3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" style:font-size-asian="11pt" style:font-name-complex="Calibri" style:font-size-complex="11pt"/>
    </style:style>
    <style:style style:name="ce4" style:family="table-cell" style:parent-style-name="Normal_20_2" style:data-style-name="N61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style:font-name="Calibri1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ext-properties style:text-line-through-style="solid" style:text-line-through-type="single" style:font-name="Calibri1" fo:font-size="9pt" style:font-name-asian="Calibri" style:font-size-asian="9pt" style:font-name-complex="Calibri" style:font-size-complex="9pt"/>
    </style:style>
    <style:style style:name="ce6" style:family="table-cell" style:parent-style-name="Default" style:data-style-name="N0">
      <style:text-properties style:font-name="Calibri1" fo:font-size="9pt" fo:font-style="italic" style:font-name-asian="Calibri" style:font-size-asian="9pt" style:font-style-asian="italic" style:font-name-complex="Calibri" style:font-size-complex="9pt" style:font-style-complex="italic"/>
    </style:style>
    <style:style style:name="ce7" style:family="table-cell" style:parent-style-name="Default" style:data-style-name="N0">
      <style:text-properties style:font-name="Calibri1" fo:font-size="9pt" style:font-name-asian="Calibri" style:font-size-asian="9pt" style:font-name-complex="Calibri" style:font-size-complex="9pt"/>
    </style:style>
  </office:automatic-styles>
  <office:body>
    <office:spreadsheet>
      <table:calculation-settings table:automatic-find-labels="false" table:use-regular-expressions="false"/>
      <table:table table:name="STAR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cine, A&amp;P, Genetics, Microbiology</text:p>
          </table:table-cell>
          <table:table-cell/>
          <table:table-cell office:value-type="string" calcext:value-type="string">
            <text:p><text:a xlink:href="#Medicine" xlink:type="simple">#Medicine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nguages</text:p>
          </table:table-cell>
          <table:table-cell office:value-type="string" calcext:value-type="string">
            <text:p>Italian</text:p>
          </table:table-cell>
          <table:table-cell/>
          <table:table-cell office:value-type="string" calcext:value-type="string">
            <text:p><text:a xlink:href="#Italian" xlink:type="simple">#Italian</text:a></text:p>
          </table:table-cell>
        </table:table-row>
      </table:table>
      <table:table table:name="BA,_ProjM" table:style-name="ta2">
        <table:table-column table:style-name="co3" table:number-columns-repeated="2" table:default-cell-style-name="ce1"/>
        <table:table-column table:style-name="co4" table:number-columns-repeated="1022" table:default-cell-style-name="ce1"/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ABOK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MBOK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C" table:style-name="ta1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Integer number representation. Arithmetics</text:p>
          </table:table-cell>
          <table:table-cell table:style-name="ce1" office:value-type="string" calcext:value-type="string">
            <text:p>Be able to create an ALU in VHDL - for add/sub/mul/div/mo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Floating-point. IEEE-754 standard. Representation, rounding, errors, etc.</text:p>
          </table:table-cell>
          <table:table-cell table:style-name="ce1" table:number-columns-repeated="2"/>
          <table:table-cell table:style-name="ce1" office:value-type="string" calcext:value-type="string">
            <text:p>Wikipedia; IEEE-754 standar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Other reprs. of floating points - e.g. logarithmic</text:p>
          </table:table-cell>
          <table:table-cell table:style-name="ce1" table:number-columns-repeated="2"/>
          <table:table-cell table:style-name="ce1" office:value-type="string" calcext:value-type="string">
            <text:p>Wikipedia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Instruction Architecture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ARM architecture &amp; instructions</text:p>
          </table:table-cell>
          <table:table-cell table:style-name="ce1" office:value-type="string" calcext:value-type="string">
            <text:p>Decoding/disassembling ARM instr.</text:p>
          </table:table-cell>
          <table:table-cell table:style-name="ce1"/>
          <table:table-cell table:style-name="ce1" office:value-type="string" calcext:value-type="string">
            <text:p>ARM doc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Instruction Architecture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Intel architecture &amp; instructions</text:p>
          </table:table-cell>
          <table:table-cell table:style-name="ce1" office:value-type="string" calcext:value-type="string">
            <text:p>Decoding/disassembling Intel instr.</text:p>
          </table:table-cell>
          <table:table-cell table:style-name="ce1"/>
          <table:table-cell table:style-name="ce1" office:value-type="string" calcext:value-type="string">
            <text:p>Intel doc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Instruction Architecture</text:p>
          </table:table-cell>
          <table:table-cell table:style-name="ce1" office:value-type="string" calcext:value-type="string">
            <text:p>Reverse engineering</text:p>
          </table:table-cell>
          <table:table-cell table:style-name="ce1" office:value-type="string" calcext:value-type="string">
            <text:p>Procedures, tricks</text:p>
          </table:table-cell>
          <table:table-cell table:style-name="ce1" office:value-type="string" calcext:value-type="string">
            <text:p>reveng.ne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Different CPU architectures/paradigms, blocks, operations</text:p>
          </table:table-cell>
          <table:table-cell table:style-name="ce1" office:value-type="string" calcext:value-type="string">
            <text:p>Be able to create a CPU in VHDL</text:p>
          </table:table-cell>
          <table:table-cell table:style-name="ce1"/>
          <table:table-cell table:style-name="ce1" office:value-type="string" calcext:value-type="string">
            <text:p>????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Virtualization</text:p>
          </table:table-cell>
          <table:table-cell table:style-name="ce1" office:value-type="string" calcext:value-type="string">
            <text:p>Types and concepts of virtualization, containers &amp; hypervisors</text:p>
          </table:table-cell>
          <table:table-cell table:style-name="ce1" office:value-type="string" calcext:value-type="string">
            <text:p>Setup hypervisor, virtual machines, containers</text:p>
          </table:table-cell>
          <table:table-cell table:style-name="ce1" office:value-type="string" calcext:value-type="string">
            <text:p>QEMU, Virtbox, Xen, kvm, LXC, Docker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Different types of clouds</text:p>
          </table:table-cell>
          <table:table-cell table:style-name="ce1" office:value-type="string" calcext:value-type="string">
            <text:p>Create a cloud</text:p>
          </table:table-cell>
          <table:table-cell table:style-name="ce1" office:value-type="string" calcext:value-type="string">
            <text:p>Heroku, OpenCloud, Google App Engine, AWS, EC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Integer number representation. Arithmetics</text:p>
          </table:table-cell>
          <table:table-cell table:style-name="ce1" office:value-type="string" calcext:value-type="string">
            <text:p>Be able to create an ALU in VHDL - for add/sub/mul/div/mo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Floating-point. IEEE-754 standard. Representation, rounding, errors, etc.</text:p>
          </table:table-cell>
          <table:table-cell table:style-name="ce1" table:number-columns-repeated="2"/>
          <table:table-cell table:style-name="ce1" office:value-type="string" calcext:value-type="string">
            <text:p>Wikipedia; IEEE-754 standard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table:style-name="ce1" office:value-type="string" calcext:value-type="string">
            <text:p>Arithmetics</text:p>
          </table:table-cell>
          <table:table-cell table:style-name="ce1" office:value-type="string" calcext:value-type="string">
            <text:p>Number Representation</text:p>
          </table:table-cell>
          <table:table-cell table:style-name="ce1" office:value-type="string" calcext:value-type="string">
            <text:p>Other reprs. of floating points - e.g. logarithmic</text:p>
          </table:table-cell>
          <table:table-cell table:style-name="ce1" table:number-columns-repeated="2"/>
          <table:table-cell table:style-name="ce1" office:value-type="string" calcext:value-type="string">
            <text:p>Wikipedia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UEFI/ACPI spec</text:p>
          </table:table-cell>
          <table:table-cell office:value-type="string" calcext:value-type="string">
            <text:p>Be able to write a UEFI program</text:p>
          </table:table-cell>
          <table:table-cell office:value-type="string" calcext:value-type="string">
            <text:p>dmidecode, tianocore, gnu-ef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Booting</text:p>
          </table:table-cell>
          <table:table-cell office:value-type="string" calcext:value-type="string">
            <text:p>USB keys</text:p>
          </table:table-cell>
          <table:table-cell office:value-type="string" calcext:value-type="string">
            <text:p>How to create bootable usb dis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sysfs, procf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ooting, interaction with UEF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Embedded Linux, Yocto project, …</text:p>
          </table:table-cell>
          <table:table-cell office:value-type="string" calcext:value-type="string">
            <text:p>Be able to create an embedded Linux distro for a devk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ice Tree 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ppArmor, SELinux, Grsec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Multi-core Association</text:p>
          </table:table-cell>
          <table:table-cell office:value-type="string" calcext:value-type="string">
            <text:p>MCAPI, OpenAMP spe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Architecture</text:p>
          </table:table-cell>
          <table:table-cell office:value-type="string" calcext:value-type="string">
            <text:p>Multi-core</text:p>
          </table:table-cell>
          <table:table-cell office:value-type="string" calcext:value-type="string">
            <text:p>Multi-core Association</text:p>
          </table:table-cell>
          <table:table-cell office:value-type="string" calcext:value-type="string">
            <text:p>Programming Practices</text:p>
          </table:table-cell>
          <table:table-cell table:number-columns-repeated="2"/>
          <table:table-cell office:value-type="string" calcext:value-type="string">
            <text:p>MCAPI’s 130212_Multicore_Programming_Practices.pdf</text:p>
          </table:table-cell>
          <table:table-cell table:number-columns-repeated="1015"/>
        </table:table-row>
      </table:table>
      <table:table table:name="Google" table:style-name="ta2">
        <table:table-column table:style-name="co4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4" table:number-columns-repeated="1013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rder</text:p>
          </table:table-cell>
          <table:table-cell office:value-type="string" calcext:value-type="string">
            <text:p>Sub-ord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ub-area</text:p>
          </table:table-cell>
          <table:table-cell office:value-type="string" calcext:value-type="string">
            <text:p>Sub-sub-area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Tool skill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source length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-1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Overview/General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-2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screte Mathematic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ogic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Graph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inear algebr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Abstract algebr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Number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Cryptograph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Info theo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Lambda calcul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thematics</text:p>
          </table:table-cell>
          <table:table-cell office:value-type="string" calcext:value-type="string">
            <text:p>Boolean algebra</text:p>
          </table:table-cell>
          <table:table-cell table:number-columns-repeated="1020"/>
        </table:table-row>
        <table:table-row table:style-name="ro1" table:number-rows-repeated="9">
          <table:table-cell table:style-name="Default"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Algorithms and Data Structures</text:p>
          </table:table-cell>
          <table:table-cell table:number-columns-repeated="4"/>
          <table:table-cell office:value-type="string" calcext:value-type="string">
            <text:p>Algorithm Design Manual</text:p>
          </table:table-cell>
          <table:table-cell office:value-type="string" calcext:value-type="string">
            <text:p>Skiena</text:p>
          </table:table-cell>
          <table:table-cell office:value-type="string" calcext:value-type="string">
            <text:p>700 p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lexity &amp; Computabilit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Computing machines</text:p>
          </table:table-cell>
          <table:table-cell/>
          <table:table-cell office:value-type="string" calcext:value-type="string">
            <text:p>Turing machine, Automata, Regex, et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different methodologies (RUP, TSP/PSP, Crystal)</text:p>
          </table:table-cell>
          <table:table-cell table:number-columns-repeated="2"/>
          <table:table-cell office:value-type="string" calcext:value-type="string">
            <text:p>SWEBOK, SEI TSP/PSP, Crystal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Know Agile methodologies, SCRUM, X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Estimation &amp; Metrics</text:p>
          </table:table-cell>
          <table:table-cell table:number-columns-repeated="4"/>
          <table:table-cell office:value-type="string" calcext:value-type="string">
            <text:p>SW Metrics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Qualit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Requirement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DevOp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CM &amp; Releas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Know TDD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Coding</text:p>
          </table:table-cell>
          <table:table-cell/>
          <table:table-cell office:value-type="string" calcext:value-type="string">
            <text:p>Know coding best practices</text:p>
          </table:table-cell>
          <table:table-cell table:number-columns-repeated="2"/>
          <table:table-cell office:value-type="string" calcext:value-type="string">
            <text:p>Clean Code; Code Complet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SW Proj Managem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nterprise Architecture</text:p>
          </table:table-cell>
          <table:table-cell table:number-columns-repeated="3"/>
          <table:table-cell office:value-type="string" calcext:value-type="string">
            <text:p>EABOK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atterns</text:p>
          </table:table-cell>
          <table:table-cell/>
          <table:table-cell office:value-type="string" calcext:value-type="string">
            <text:p>GoF, GRASP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Structur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O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Function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Prolo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Multicore programming</text:p>
          </table:table-cell>
          <table:table-cell office:value-type="string" calcext:value-type="string">
            <text:p>Parallel programming, distributed programming, GPU, OpenC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W Engineering</text:p>
          </table:table-cell>
          <table:table-cell office:value-type="string" calcext:value-type="string">
            <text:p>Programming Paradigms</text:p>
          </table:table-cell>
          <table:table-cell office:value-type="string" calcext:value-type="string">
            <text:p>Embedded S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S</text:p>
          </table:table-cell>
          <table:table-cell office:value-type="string" calcext:value-type="string">
            <text:p>Internal structures</text:p>
          </table:table-cell>
          <table:table-cell/>
          <table:table-cell office:value-type="string" calcext:value-type="string">
            <text:p>Windows, Linux, VxWorks, FreeRTOS, QNX</text:p>
          </table:table-cell>
          <table:table-cell office:value-type="string" calcext:value-type="string">
            <text:p>Be able to create a driv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S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Parsing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ener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Book: Savage, Models of Computation (Exploring the Power of Computing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Book: CS - Abstraction to Implementation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Ullman: Foundations of CS (FOCS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Algorithms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Languages &amp; Automata</text:p>
          </table:table-cell>
          <table:table-cell table:style-name="ce2" office:value-type="string" calcext:value-type="string">
            <text:p>Book: Hennessy, The Semantics of Programming Languages (Intro)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" office:value-type="string" calcext:value-type="string">
            <text:p>Book: Schmidt, Denotational Semantic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Parsing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DB &amp; Relation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Functiona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Concurrency</text:p>
          </table:table-cell>
          <table:table-cell table:style-name="ce2" office:value-type="string" calcext:value-type="string">
            <text:p>Book: Roscoe, The Theory and Practice of Concurrency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NoSQL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Data mining</text:p>
          </table:table-cell>
          <table:table-cell table:style-name="ce2" office:value-type="string" calcext:value-type="string">
            <text:p>Book: Aho &amp; Ullman, Mining of Massive Dataset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Codes, Info theory</text:p>
          </table:table-cell>
          <table:table-cell table:style-name="ce2" office:value-type="string" calcext:value-type="string">
            <text:p>Book: Berstel, Jean; Perrin, Dominique (1985), Theory of Codes, Academic Press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 office:value-type="string" calcext:value-type="string">
            <text:p>Parallel &amp; distributed computing</text:p>
          </table:table-cell>
          <table:table-cell table:style-name="ce2" office:value-type="string" calcext:value-type="string">
            <text:p>Book: Ananth Grama, Introduction to Parallel Computing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3"/>
          <table:table-cell table:style-name="ce2"/>
          <table:table-cell table:style-name="ce2" office:value-type="string" calcext:value-type="string">
            <text:p>Ipython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calcext:value-type="string">
            <text:p>SW Engi</text:p>
          </table:table-cell>
          <table:table-cell table:style-name="ce4"/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SW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TSP/PSP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SCM (Best pract, IEEE)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TD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Read ESA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10 SysEng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40 SW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M-ST-10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10-2 Validat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--&gt; ECSS-E-ST-10-6 TR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NASA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SEL proces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IEEE standards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calcext:value-type="string">
            <text:p>SEng</text:p>
          </table:table-cell>
          <table:table-cell table:style-name="ce4"/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SE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BAB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NASA SE Hbook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SysML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/>
          <table:table-cell table:style-name="ce4" office:value-type="string" calcext:value-type="string">
            <text:p>INCOS SE</text:p>
          </table:table-cell>
          <table:table-cell table:number-columns-repeated="1020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nics" table:style-name="ta2">
        <table:table-column table:style-name="co3" table:number-columns-repeated="9" table:default-cell-style-name="ce1"/>
        <table:table-column table:style-name="co4" table:number-columns-repeated="1015" table:default-cell-style-name="ce1"/>
        <table:table-row table:style-name="ro2" table:number-rows-repeated="6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HW Design Methodologies</text:p>
          </table:table-cell>
          <table:table-cell table:style-name="ce2" office:value-type="string" calcext:value-type="string">
            <text:p>Boolean Functions</text:p>
          </table:table-cell>
          <table:table-cell/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2" office:value-type="string" calcext:value-type="string">
            <text:p>SI, Bergeron analysis</text:p>
          </table:table-cell>
          <table:table-cell table:style-name="ce2" office:value-type="string" calcext:value-type="string">
            <text:p>Book: Wegener, Complexity of Boolean Functions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Book: PDN analysis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Book: Black Magic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2" office:value-type="string" calcext:value-type="string">
            <text:p>Grounding and Bonding</text:p>
          </table:table-cell>
          <table:table-cell table:style-name="ce2" office:value-type="string" calcext:value-type="string">
            <text:p>Book: Otths, Noise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2" office:value-type="string" calcext:value-type="string">
            <text:p>Chip Design</text:p>
          </table:table-cell>
          <table:table-cell table:style-name="ce2" office:value-type="string" calcext:value-type="string">
            <text:p>MIL-STD, NEC standards, etc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Book: Modern chip fabrication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2" office:value-type="string" calcext:value-type="string">
            <text:p>SPICE / LTSPICE simulations</text:p>
          </table:table-cell>
          <table:table-cell table:style-name="ce2" office:value-type="string" calcext:value-type="string">
            <text:p>Book: LTSPICE handbook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2"/>
          <table:table-cell table:style-name="ce2" office:value-type="string" calcext:value-type="string">
            <text:p>Measurements</text:p>
          </table:table-cell>
          <table:table-cell table:style-name="ce2" office:value-type="string" calcext:value-type="string">
            <text:p>Book: Linear/Radial Measurements</text:p>
          </table:table-cell>
          <table:table-cell table:style-name="ce2" table:number-columns-repeated="5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Book: (in ETEL) Measurements</text:p>
          </table:table-cell>
          <table:table-cell table:style-name="ce2" table:number-columns-repeated="5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hine_eng" table:style-name="ta2">
        <table:table-column table:style-name="co3" table:number-columns-repeated="2" table:default-cell-style-name="ce1"/>
        <table:table-column table:style-name="co4" table:number-columns-repeated="1022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tallurg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achine Ele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tal process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oundry &amp; Forg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lastic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ength of material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neumatics and hydraulic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chanics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_Plans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0" table:number-columns-repeated="1016" table:default-cell-style-name="ce1"/>
        <table:table-column table:style-name="co4" table:default-cell-style-name="ce1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OE, h</text:p>
          </table:table-cell>
          <table:table-cell office:value-type="string" calcext:value-type="string">
            <text:p>Effors spent,h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Architecture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Read: IEEE-1407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: SW Architecture in Practic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Agile Programming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SCRUM: Read Scrum Guid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CRUM: Read Scrum Prime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OpenUp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DDD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XP and anti-XP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Use cases of Alistair Cockbur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ryst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rocess, best practices, management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 ISO/IEC 12207 - SW Eng Life Cycle Process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ISO/IEC 15504 - Process Assessment SPIC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: Capers Jones, The Economics of SW Quality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: Brooks, The Mythical Man-Month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TDD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Read: TDD in Embedded System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: xUnit Patter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Refactoring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: Refactoring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methods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ES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E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EEE Standard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WBO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requirements managemen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C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Verfication and Questa SIM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Questa Sim Doc: Making a Test Plan (see with TBR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C++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Stratustrup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tandard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Templat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T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eyer, Effective C++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utter, 101 practices C++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W planning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EVM &amp; Agile graph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Functional poin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C++</text:p>
          </table:table-cell>
          <table:table-cell office:value-type="string" calcext:value-type="string">
            <text:p>Learn OOADP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Design patter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Analysis patter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UM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engineering principles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Desig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M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general production principle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SysEng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 www.sebokwiki.org (SEBOK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ISO/IEC 15288 - SE Lifecycle process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NAS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Learn different techniques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CppUnit, GoogleTes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Google lint, Facebook flin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EPF (Eclipse Process Framework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Enterprise Architec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learCas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SysDev:MEDev</text:p>
          </table:table-cell>
          <table:table-cell office:value-type="string" calcext:value-type="string">
            <text:p>Metal Housing Design</text:p>
          </table:table-cell>
          <table:table-cell/>
          <table:table-cell table:formula="of:=SUM([Action_Plans.E94:.E102])" office:value-type="float" office:value="11" calcext:value-type="float">
            <text:p>11</text:p>
          </table:table-cell>
          <table:table-cell table:number-columns-repeated="1019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Arrange a person with Jeremy Malaiz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/>
            <table:table-cell office:value-type="string" calcext:value-type="string">
              <text:p>Dev:SysDev:MEDev:Spec</text:p>
            </table:table-cell>
            <table:table-cell/>
            <table:table-cell office:value-type="string" calcext:value-type="string">
              <text:p>Write a ME spe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Meeting with the person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2">
            <table:table-cell/>
            <table:table-cell office:value-type="string" calcext:value-type="string">
              <text:p>Dev:SysDev:MEDev:Review</text:p>
            </table:table-cell>
            <table:table-cell/>
            <table:table-cell office:value-type="string" calcext:value-type="string">
              <text:p>Design review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Obtain offer from AB (via MHU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Prepare purch spec (with RTE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/>
            <table:table-cell office:value-type="string" calcext:value-type="string">
              <text:p>Dev:Prototyping:ME-Proto1</text:p>
            </table:table-cell>
            <table:table-cell/>
            <table:table-cell office:value-type="string" calcext:value-type="string">
              <text:p>Buy proto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alidate proto (measure/integrate)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SysDev:UXDev</text:p>
          </table:table-cell>
          <table:table-cell office:value-type="string" calcext:value-type="string">
            <text:p>Front plate sticker design</text:p>
          </table:table-cell>
          <table:table-cell/>
          <table:table-cell table:formula="of:=SUM([Action_Plans.E105:.E108])" office:value-type="float" office:value="4" calcext:value-type="float">
            <text:p>4</text:p>
          </table:table-cell>
          <table:table-cell table:number-columns-repeated="1019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Discuss with XLH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Draw a prototype for the frontplate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Draw a prototype for the topbox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4"/>
            <table:table-cell office:value-type="string" calcext:value-type="string">
              <text:p>end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189 (Artix-7)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Update IP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Update bd_UAC.tcl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Compile design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 calcext:value-type="string">
              <text:p>Analyze design structure - make a block diagram, what's left?</text:p>
            </table:table-cell>
            <table:table-cell office:value-type="float" office:value="4" calcext:value-type="float">
              <text:p>4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7" office:value-type="string" calcext:value-type="string">
              <text:p>Create IP and SW in Zynq for serial configur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heck/complete instantiation/configuration of PCIe bloc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heck instantiation/configuration of Ethernet Light bloc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AXI4 spe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erify AXI4 backbone and connections to i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mplement AXI Chip2Chip ref design (XAP1160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HSC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erification of HSC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PD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erification of PDL (ported from Virtex-6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JLin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SCI/PDL dataflows - where ?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What passes on Axi chip2chip, and what - on JLink ?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elect clocking schem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onstraints and timing closur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Overall Verific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SysDev:HWDev:Proto1:FPGADev</text:p>
          </table:table-cell>
          <table:table-cell office:value-type="string" calcext:value-type="string">
            <text:p>FPGA G200 (Zynq-7020)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Compil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a block diagram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Verify MIO settings and pinning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onfigure via Zynq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etup AXI Chip2Chip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etup JLin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Vivado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Read UG910 - Getting Started with Vivado Design Suite</text:p>
            </table:table-cell>
            <table:table-cell table:number-columns-repeated="2" office:value-type="float" office:value="0.5" calcext:value-type="float">
              <text:p>0.5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Read UG892 - Design Flows Overview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 calcext:value-type="string">
              <text:p>Make UG888 - UG892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49 - UltraFAST Design Methodology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4 - Using Tcl Scripting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5 - System Level Design Entry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00 pg - 20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896 - Designing with IP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Make UG939 - UG896 Tutorial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Read UG899 - I/O and Clock Planning</text:p>
            </table:table-cell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70 pg - 20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900 - Logic Simulation</text:p>
            </table:table-cell>
            <table:table-cell office:value-type="float" office:value="8" calcext:value-type="float">
              <text:p>8</text:p>
            </table:table-cell>
            <table:table-cell/>
            <table:table-cell office:value-type="float" office:value="170" calcext:value-type="float">
              <text:p>170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Make UG937 - UG900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3 - Using Constrain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5 - UG903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1 - Synthesi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4 - Implement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86 - UG904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5 - Hierarchical Desig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6 - UG905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6 - Design Analysis and Closur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38 - UG906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7 - Power Analysis and Optimiz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97 - UG907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8 - Programming and Debugging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36 - UG908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7 - DSP via Vivado System Gene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8 - UG897 Tutorial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994 - Designing IP Subsystems with IP Integ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95 - UG994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898 - Embedded Processor HW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940 - UG898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902 - HL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UG871 - UG902 Tutori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168 - Packaging custom AXI IP for use in IP integ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165 - Using Vivado with SCM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Series-7 FPGA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 UG472 - Clocking Resourc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71 - Select IO Resourc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74 - CLB Guid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82 - GTP transceiver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73 - Memory Resourc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83 - PCB Design and Pin Planning Guid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PG054 - Integrated PCIe block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UG480 - XAD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160 - AXI Chip2Chip RefDesign for RT Video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084 - Develop tamper-resistent desig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1086 - Develop Secure Designs with Isol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795 - Driving the Xilinx AD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554 - XADC Layout Guidelin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496 - Bitstream identific with USR_ACCES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ad XAPP853 - Using a MCU to configure Series-7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Training:Team:HW</text:p>
          </table:table-cell>
          <table:table-cell office:value-type="string" calcext:value-type="string">
            <text:p>Learn Zynq-7020 &amp; SW development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Read UG873 - Zynq Concepts, Tools and Technique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1043 - Embedded System tools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100 - 25 pg/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Read UG821 - Zynq SW Developers Guide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90 - 20 pg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office:value-type="string" calcext:value-type="string">
              <text:p>Read UG643 - OS and Libraries Ref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150 - 30 pgh</text:p>
            </table:table-cell>
            <table:table-cell table:number-columns-repeated="1017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DevEnv:IT_Tools</text:p>
          </table:table-cell>
          <table:table-cell office:value-type="string" calcext:value-type="string">
            <text:p>ASIC Machine &amp; JH Flo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Find a way to program and FPGA via server on my PC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Fix problem with SFTP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Fix clipboard interaction to ASIC machine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Create and document group policy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Create accounts for TBR and IKA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Setup .login and .cshrc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Setup clearcase for each account</text:p>
            </table:table-cell>
            <table:table-cell office:value-type="float" office:value="3" calcext:value-type="float">
              <text:p>3</text:p>
            </table:table-cell>
            <table:table-cell office:value-type="float" office:value="2" calcext:value-type="float">
              <text:p>2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office:value-type="string" calcext:value-type="string">
              <text:p>Obtain access to Xilinx and Mentor sit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Update Linux and install more packages (e.g. gcc for Vivado sim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Make QuestaSim usable from Vivado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nstall more Linux machines for remote compilatio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Master JH Flow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Learn all JH scrip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Vivado-related scrip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SysDev:HWDev:Proto1:DesReview</text:p>
          </table:table-cell>
          <table:table-cell office:value-type="string" calcext:value-type="string">
            <text:p>HW Design Review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Check Bode Calculation</text:p>
            </table:table-cell>
            <table:table-cell office:value-type="float" office:value="2" calcext:value-type="float">
              <text:p>2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office:value-type="string" calcext:value-type="string">
              <text:p>Complete the list of design concern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Use the list of design concerns to complete the list of FR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Read Artix-7 design advisaries and Errata and check if they apply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18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Have Monika &amp; RTE check the layout acc. to UG483 and XAPP554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Make a CDR with ETI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Dev:Proto:HWProto1:Bring-up</text:p>
          </table:table-cell>
          <table:table-cell office:value-type="string" calcext:value-type="string">
            <text:p>Proto Integration &amp; Bring-up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Create an integration test pla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Define integration tes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Create integration tes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Becoming prof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Learn Vivado --&gt;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Mentor Quest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PSL, OVM, UVM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SV, S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Zero-In CdC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Zero-In Form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Partial reconfiguratio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HL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System Generator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DSP algos - general, SDR, image, neura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earn FPGA design - CPU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Improve UltimET Light compilation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 calcext:value-type="string">
              <text:p>Switch to make file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ave one makefile for all produc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Have one VisualDSP project for all produc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move -REL suffix from UltimET .far names</text:p>
            </table:table-cell>
            <table:table-cell office:value-type="float" office:value="1" calcext:value-type="float">
              <text:p>1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LPCI</text:p>
          </table:table-cell>
          <table:table-cell/>
          <table:table-cell office:value-type="string" calcext:value-type="string">
            <text:p>Finish ULPCIe and prepare for QM-&gt;S0 transition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New front plat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Laser inscribed label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New labe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Convoke a CDR meeting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Measure performance on FUJI targe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Prepare a qualification pla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Prepare the strategic component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5" office:value-type="string" calcext:value-type="string">
              <text:p>Order IC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Re-qualify TUV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Improve SW Process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table:style-name="ce5" office:value-type="string" calcext:value-type="string">
              <text:p>Introduce MISR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ntroduce static analysi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Introduce SW Engineering practices acc. ISO 12207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 calcext:value-type="string">
              <text:p>Strive for SPICE compliance with ISO 15504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6" office:value-type="string" calcext:value-type="string">
              <text:p>end</text:p>
            </table:table-cell>
            <table:table-cell table:number-columns-repeated="1020"/>
          </table:table-row>
        </table:table-row-group>
        <table:table-row table:style-name="ro4" table:number-rows-repeated="10482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talian" table:style-name="ta3">
        <table:table-column table:style-name="co4" table:number-columns-repeated="2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4" table:number-columns-repeated="1017" table:default-cell-style-name="ce1"/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pic</text:p>
          </table:table-cell>
          <table:table-cell table:number-columns-repeated="2" office:value-type="string" calcext:value-type="string">
            <text:p>Sub-topic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ource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Overall acquaintance</text:p>
          </table:table-cell>
          <table:table-cell office:value-type="string" calcext:value-type="string">
            <text:p>Book "Italiano per straneri"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lphabet &amp; Phonetic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ndefinite articl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Definite articl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Gend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lural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Superlatives &amp; Compariso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ersona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Possess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Demonstra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definit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Interroga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Preposi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Adverb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conjuga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Verb tens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Irregular verb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Number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rammar</text:p>
          </table:table-cell>
          <table:table-cell office:value-type="string" calcext:value-type="string">
            <text:p>Conjunc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ate/Tim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Seasons/Months/Day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lor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Directions, distances, unit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oo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loth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eath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Househol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Famil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Trave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Restaura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Ban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ity, house, stat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Emo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Qualiti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Countri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Movement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State chang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Verbs</text:p>
          </table:table-cell>
          <table:table-cell office:value-type="string" calcext:value-type="string">
            <text:p>Impersonal</text:p>
          </table:table-cell>
          <table:table-cell/>
          <table:table-cell office:value-type="string" calcext:value-type="string">
            <text:p>The "Vagabond blasts car verb rap" mnemonic</text:p>
          </table:table-cell>
          <table:table-cell office:value-type="string" calcext:value-type="string">
            <text:p>https://en.wiktionary.org/wiki/Category:Italian_impersonal_verb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Salut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Ques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Politenes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Vocabulary</text:p>
          </table:table-cell>
          <table:table-cell office:value-type="string" calcext:value-type="string">
            <text:p>Idioms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ttps://www.rocketlanguages.com/italian/learn/</text:p>
          </table:table-cell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cine" table:style-name="ta1"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iochemist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logy</text:p>
          </table:table-cell>
          <table:table-cell office:value-type="string" calcext:value-type="string">
            <text:p>Muscles</text:p>
          </table:table-cell>
          <table:table-cell table:number-columns-repeated="2"/>
          <table:table-cell office:value-type="string" calcext:value-type="string">
            <text:p><text:a xlink:href="https://www.getbodysmart.com/ap/muscletissue/menu/menu.html" xlink:type="simple">https://www.getbodysmart.com/ap/muscletissue/menu/menu.html</text:a> </text:p>
          </table:table-cell>
        </table:table-row>
        <table:table-row table:style-name="ro1">
          <table:table-cell/>
          <table:table-cell office:value-type="string" calcext:value-type="string">
            <text:p>Anatomy</text:p>
          </table:table-cell>
          <table:table-cell office:value-type="string" calcext:value-type="string">
            <text:p>Skeletal system (206 bones)</text:p>
          </table:table-cell>
          <table:table-cell office:value-type="string" calcext:value-type="string">
            <text:p>Axial skeleton (80)</text:p>
          </table:table-cell>
          <table:table-cell office:value-type="string" calcext:value-type="string">
            <text:p>Skull bones (22)</text:p>
          </table:table-cell>
          <table:table-cell office:value-type="string" calcext:value-type="string">
            <text:p><text:a xlink:href="https://www.getbodysmart.com/" xlink:type="simple">https://www.getbodysmart.com/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yoi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rtebrea (32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bs (24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ernu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ppendicular skeleton</text:p>
          </table:table-cell>
          <table:table-cell office:value-type="string" calcext:value-type="string">
            <text:p>Pectoral girdle (2x2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rms and forearms (2x3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ists and hands (2x27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lvis (2x1 bon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s (2x4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kles and feet (2x26 bone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cular syste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hysiology</text:p>
          </table:table-cell>
          <table:table-cell table:number-columns-repeated="2"/>
          <table:table-cell office:value-type="string" calcext:value-type="string">
            <text:p>Medical physiolog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h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armac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ergency &amp; Reviv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ge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ychophys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scular phys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urophys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crobiolog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unolog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6:55:59.990963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1-23T05:52:46Z</meta:creation-date>
    <dc:date>2017-04-04T08:17:43.328578733</dc:date>
    <meta:editing-cycles>21</meta:editing-cycles>
    <meta:editing-duration>PT2H28M36S</meta:editing-duration>
    <meta:document-statistic meta:table-count="9" meta:cell-count="796" meta:object-count="0"/>
  </office:meta>
</office:document-meta>
</file>